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6985df" officeooo:paragraph-rsid="018426a0"/>
    </style:style>
    <style:style style:name="P12" style:family="paragraph" style:parent-style-name="Text_20_body">
      <style:text-properties style:font-name="NanumGothic" officeooo:rsid="006985df" officeooo:paragraph-rsid="01fbef7a"/>
    </style:style>
    <style:style style:name="P13" style:family="paragraph" style:parent-style-name="Text_20_body">
      <style:text-properties style:font-name="NanumGothic" officeooo:rsid="006985df" officeooo:paragraph-rsid="0222cd74"/>
    </style:style>
    <style:style style:name="P14" style:family="paragraph" style:parent-style-name="Text_20_body">
      <style:text-properties style:font-name="NanumGothic" officeooo:rsid="006985df" officeooo:paragraph-rsid="0263defa"/>
    </style:style>
    <style:style style:name="P15" style:family="paragraph" style:parent-style-name="Text_20_body">
      <style:text-properties style:font-name="NanumGothic" officeooo:rsid="006985df" officeooo:paragraph-rsid="0283abaa"/>
    </style:style>
    <style:style style:name="P16" style:family="paragraph" style:parent-style-name="Text_20_body">
      <style:text-properties style:font-name="NanumGothic" officeooo:rsid="006985df" officeooo:paragraph-rsid="02a870fe"/>
    </style:style>
    <style:style style:name="P17" style:family="paragraph" style:parent-style-name="Text_20_body">
      <style:text-properties style:font-name="NanumGothic" officeooo:rsid="007866e1" officeooo:paragraph-rsid="007866e1"/>
    </style:style>
    <style:style style:name="P18" style:family="paragraph" style:parent-style-name="Text_20_body">
      <style:text-properties style:font-name="NanumGothic" officeooo:rsid="007866e1" officeooo:paragraph-rsid="01f5aea3"/>
    </style:style>
    <style:style style:name="P19" style:family="paragraph" style:parent-style-name="Text_20_body">
      <style:text-properties style:font-name="NanumGothic" officeooo:rsid="009d4505" officeooo:paragraph-rsid="0123f962"/>
    </style:style>
    <style:style style:name="P20" style:family="paragraph" style:parent-style-name="Text_20_body">
      <style:text-properties style:font-name="NanumGothic" officeooo:rsid="00a4224c" officeooo:paragraph-rsid="00a4224c"/>
    </style:style>
    <style:style style:name="P21" style:family="paragraph" style:parent-style-name="Text_20_body">
      <style:text-properties style:font-name="NanumGothic" officeooo:rsid="00a4224c" officeooo:paragraph-rsid="01254ba4"/>
    </style:style>
    <style:style style:name="P22" style:family="paragraph" style:parent-style-name="Text_20_body">
      <style:text-properties style:font-name="NanumGothic" officeooo:rsid="00a83493" officeooo:paragraph-rsid="00a83493"/>
    </style:style>
    <style:style style:name="P23" style:family="paragraph" style:parent-style-name="Text_20_body">
      <style:text-properties style:font-name="NanumGothic" officeooo:rsid="00a83493" officeooo:paragraph-rsid="00acbfd7"/>
    </style:style>
    <style:style style:name="P24" style:family="paragraph" style:parent-style-name="Text_20_body">
      <style:text-properties style:font-name="NanumGothic" officeooo:rsid="00a83493" officeooo:paragraph-rsid="00afa30b"/>
    </style:style>
    <style:style style:name="P25" style:family="paragraph" style:parent-style-name="Text_20_body">
      <style:text-properties style:font-name="NanumGothic" officeooo:rsid="00a83493" officeooo:paragraph-rsid="02bdb286"/>
    </style:style>
    <style:style style:name="P26" style:family="paragraph" style:parent-style-name="Text_20_body">
      <style:text-properties style:font-name="NanumGothic" officeooo:rsid="00a83493" officeooo:paragraph-rsid="02c94e9e"/>
    </style:style>
    <style:style style:name="P27" style:family="paragraph" style:parent-style-name="Text_20_body">
      <style:text-properties style:font-name="NanumGothic" officeooo:rsid="00b9ef28" officeooo:paragraph-rsid="012a5465"/>
    </style:style>
    <style:style style:name="P28" style:family="paragraph" style:parent-style-name="Text_20_body">
      <style:text-properties style:font-name="NanumGothic" officeooo:rsid="00c2662d" officeooo:paragraph-rsid="00c3786d"/>
    </style:style>
    <style:style style:name="P29" style:family="paragraph" style:parent-style-name="Text_20_body">
      <style:text-properties style:font-name="NanumGothic" officeooo:rsid="00c2662d" officeooo:paragraph-rsid="0165514d"/>
    </style:style>
    <style:style style:name="P30" style:family="paragraph" style:parent-style-name="Text_20_body">
      <style:text-properties style:font-name="NanumGothic" officeooo:rsid="00c2662d" officeooo:paragraph-rsid="02268d76"/>
    </style:style>
    <style:style style:name="P31" style:family="paragraph" style:parent-style-name="Text_20_body">
      <style:text-properties style:font-name="NanumGothic" officeooo:rsid="00c2662d" officeooo:paragraph-rsid="0263defa"/>
    </style:style>
    <style:style style:name="P32" style:family="paragraph" style:parent-style-name="Text_20_body">
      <style:text-properties style:font-name="NanumGothic" officeooo:rsid="00c2662d" officeooo:paragraph-rsid="0283abaa"/>
    </style:style>
    <style:style style:name="P33" style:family="paragraph" style:parent-style-name="Text_20_body">
      <style:text-properties style:font-name="NanumGothic" officeooo:rsid="00c2662d" officeooo:paragraph-rsid="02a870fe"/>
    </style:style>
    <style:style style:name="P34" style:family="paragraph" style:parent-style-name="Text_20_body">
      <style:text-properties style:font-name="NanumGothic" officeooo:rsid="00c6b2e8" officeooo:paragraph-rsid="00c6b2e8"/>
    </style:style>
    <style:style style:name="P35" style:family="paragraph" style:parent-style-name="Text_20_body">
      <style:text-properties style:font-name="NanumGothic" officeooo:rsid="00c6b2e8" officeooo:paragraph-rsid="0165514d"/>
    </style:style>
    <style:style style:name="P36" style:family="paragraph" style:parent-style-name="Text_20_body">
      <style:text-properties style:font-name="NanumGothic" officeooo:rsid="00c6b2e8" officeooo:paragraph-rsid="0263defa"/>
    </style:style>
    <style:style style:name="P37" style:family="paragraph" style:parent-style-name="Text_20_body">
      <style:text-properties style:font-name="NanumGothic" officeooo:rsid="00c6b2e8" officeooo:paragraph-rsid="0283abaa"/>
    </style:style>
    <style:style style:name="P38" style:family="paragraph" style:parent-style-name="Text_20_body">
      <style:text-properties style:font-name="NanumGothic" officeooo:rsid="00d1f713" officeooo:paragraph-rsid="022db94d"/>
    </style:style>
    <style:style style:name="P39" style:family="paragraph" style:parent-style-name="Text_20_body">
      <style:text-properties style:font-name="NanumGothic" officeooo:rsid="00d1f713" officeooo:paragraph-rsid="0263defa"/>
    </style:style>
    <style:style style:name="P40" style:family="paragraph" style:parent-style-name="Text_20_body">
      <style:text-properties style:font-name="NanumGothic" officeooo:rsid="00d1f713" officeooo:paragraph-rsid="0283abaa"/>
    </style:style>
    <style:style style:name="P41" style:family="paragraph" style:parent-style-name="Text_20_body">
      <style:text-properties style:font-name="NanumGothic" officeooo:rsid="00d1f713" officeooo:paragraph-rsid="02a870fe"/>
    </style:style>
    <style:style style:name="P42" style:family="paragraph" style:parent-style-name="Text_20_body">
      <style:text-properties style:font-name="NanumGothic" officeooo:rsid="00dcfa6a" officeooo:paragraph-rsid="00dcfa6a"/>
    </style:style>
    <style:style style:name="P43" style:family="paragraph" style:parent-style-name="Text_20_body">
      <style:text-properties style:font-name="NanumGothic" officeooo:rsid="00ddc495" officeooo:paragraph-rsid="00ddc495"/>
    </style:style>
    <style:style style:name="P44" style:family="paragraph" style:parent-style-name="Text_20_body">
      <style:text-properties style:font-name="NanumGothic" officeooo:rsid="00ddc495" officeooo:paragraph-rsid="00fcbd17"/>
    </style:style>
    <style:style style:name="P45" style:family="paragraph" style:parent-style-name="Text_20_body">
      <style:text-properties style:font-name="NanumGothic" officeooo:rsid="00ddc495" officeooo:paragraph-rsid="01024925"/>
    </style:style>
    <style:style style:name="P46" style:family="paragraph" style:parent-style-name="Text_20_body">
      <style:text-properties style:font-name="NanumGothic" officeooo:rsid="00ddc495" officeooo:paragraph-rsid="0238a372"/>
    </style:style>
    <style:style style:name="P47" style:family="paragraph" style:parent-style-name="Text_20_body">
      <style:text-properties style:font-name="NanumGothic" officeooo:rsid="00ddc495" officeooo:paragraph-rsid="0242c8e6"/>
    </style:style>
    <style:style style:name="P48" style:family="paragraph" style:parent-style-name="Text_20_body">
      <style:text-properties style:font-name="NanumGothic" officeooo:rsid="00ddc495" officeooo:paragraph-rsid="02c53c2e"/>
    </style:style>
    <style:style style:name="P49" style:family="paragraph" style:parent-style-name="Text_20_body">
      <style:text-properties style:font-name="NanumGothic" officeooo:rsid="00f049cb" officeooo:paragraph-rsid="00f049cb"/>
    </style:style>
    <style:style style:name="P50" style:family="paragraph" style:parent-style-name="Text_20_body">
      <style:text-properties style:font-name="NanumGothic" officeooo:rsid="01024925" officeooo:paragraph-rsid="01024925"/>
    </style:style>
    <style:style style:name="P51" style:family="paragraph" style:parent-style-name="Text_20_body">
      <style:text-properties style:font-name="NanumGothic" officeooo:rsid="0104b269" officeooo:paragraph-rsid="0104b269"/>
    </style:style>
    <style:style style:name="P52" style:family="paragraph" style:parent-style-name="Text_20_body">
      <style:text-properties style:font-name="NanumGothic" officeooo:rsid="0104b269" officeooo:paragraph-rsid="025dc22a"/>
    </style:style>
    <style:style style:name="P53" style:family="paragraph" style:parent-style-name="Text_20_body">
      <style:text-properties style:font-name="NanumGothic" officeooo:rsid="0104b269" officeooo:paragraph-rsid="025f7de0"/>
    </style:style>
    <style:style style:name="P54" style:family="paragraph" style:parent-style-name="Text_20_body">
      <style:text-properties style:font-name="NanumGothic" officeooo:rsid="010fce2c" officeooo:paragraph-rsid="0143c3a4"/>
    </style:style>
    <style:style style:name="P55" style:family="paragraph" style:parent-style-name="Text_20_body">
      <style:text-properties style:font-name="NanumGothic" officeooo:rsid="0143c3a4" officeooo:paragraph-rsid="0143c3a4"/>
    </style:style>
    <style:style style:name="P56" style:family="paragraph" style:parent-style-name="Text_20_body">
      <style:text-properties style:font-name="NanumGothic" officeooo:rsid="0143c3a4" officeooo:paragraph-rsid="0283abaa"/>
    </style:style>
    <style:style style:name="P57" style:family="paragraph" style:parent-style-name="Text_20_body">
      <style:text-properties style:font-name="NanumGothic" officeooo:rsid="0143c3a4" officeooo:paragraph-rsid="02a870fe"/>
    </style:style>
    <style:style style:name="P58" style:family="paragraph" style:parent-style-name="Text_20_body">
      <style:text-properties style:font-name="NanumGothic" officeooo:rsid="0155237c" officeooo:paragraph-rsid="015af6b0"/>
    </style:style>
    <style:style style:name="P59" style:family="paragraph" style:parent-style-name="Text_20_body">
      <style:text-properties style:font-name="NanumGothic" officeooo:rsid="0155237c" officeooo:paragraph-rsid="015d3110"/>
    </style:style>
    <style:style style:name="P60" style:family="paragraph" style:parent-style-name="Text_20_body">
      <style:text-properties style:font-name="NanumGothic" officeooo:rsid="015d3110" officeooo:paragraph-rsid="015d3110"/>
    </style:style>
    <style:style style:name="P61" style:family="paragraph" style:parent-style-name="Text_20_body">
      <style:text-properties style:font-name="NanumGothic" officeooo:rsid="0167dbec" officeooo:paragraph-rsid="0167dbec"/>
    </style:style>
    <style:style style:name="P62" style:family="paragraph" style:parent-style-name="Text_20_body">
      <style:text-properties style:font-name="NanumGothic" officeooo:rsid="00bad670" officeooo:paragraph-rsid="012a5465"/>
    </style:style>
    <style:style style:name="P63" style:family="paragraph" style:parent-style-name="Text_20_body">
      <style:text-properties style:font-name="NanumGothic" officeooo:rsid="00bad670" officeooo:paragraph-rsid="0222cd74"/>
    </style:style>
    <style:style style:name="P64" style:family="paragraph" style:parent-style-name="Text_20_body">
      <style:text-properties style:font-name="NanumGothic" officeooo:rsid="0110a0e8" officeooo:paragraph-rsid="0143c3a4"/>
    </style:style>
    <style:style style:name="P65" style:family="paragraph" style:parent-style-name="Text_20_body">
      <style:text-properties style:font-name="NanumGothic" officeooo:rsid="0110a0e8" officeooo:paragraph-rsid="0263defa"/>
    </style:style>
    <style:style style:name="P66" style:family="paragraph" style:parent-style-name="Text_20_body">
      <style:text-properties style:font-name="NanumGothic" officeooo:rsid="0110a0e8" officeooo:paragraph-rsid="0283abaa"/>
    </style:style>
    <style:style style:name="P67" style:family="paragraph" style:parent-style-name="Text_20_body">
      <style:text-properties style:font-name="NanumGothic" officeooo:rsid="0110a0e8" officeooo:paragraph-rsid="02a870fe"/>
    </style:style>
    <style:style style:name="P68" style:family="paragraph" style:parent-style-name="Text_20_body">
      <style:text-properties style:font-name="NanumGothic" officeooo:rsid="015af6b0" officeooo:paragraph-rsid="015af6b0"/>
    </style:style>
    <style:style style:name="P69" style:family="paragraph" style:parent-style-name="Text_20_body">
      <style:text-properties style:font-name="NanumGothic" officeooo:rsid="015af6b0" officeooo:paragraph-rsid="015d3110"/>
    </style:style>
    <style:style style:name="P70" style:family="paragraph" style:parent-style-name="Text_20_body">
      <style:text-properties style:font-name="NanumGothic" officeooo:rsid="01904382" officeooo:paragraph-rsid="01904382"/>
    </style:style>
    <style:style style:name="P71" style:family="paragraph" style:parent-style-name="Text_20_body">
      <style:text-properties style:font-name="NanumGothic" officeooo:rsid="01904382" officeooo:paragraph-rsid="019828a9"/>
    </style:style>
    <style:style style:name="P72" style:family="paragraph" style:parent-style-name="Text_20_body">
      <style:text-properties style:font-name="NanumGothic" officeooo:rsid="01904382" officeooo:paragraph-rsid="01be433e"/>
    </style:style>
    <style:style style:name="P73" style:family="paragraph" style:parent-style-name="Text_20_body">
      <style:text-properties style:font-name="NanumGothic" officeooo:rsid="01904382" officeooo:paragraph-rsid="01e43628"/>
    </style:style>
    <style:style style:name="P74" style:family="paragraph" style:parent-style-name="Text_20_body">
      <style:text-properties style:font-name="NanumGothic" officeooo:rsid="01904382" officeooo:paragraph-rsid="01e63299"/>
    </style:style>
    <style:style style:name="P75" style:family="paragraph" style:parent-style-name="Text_20_body">
      <style:text-properties style:font-name="NanumGothic" officeooo:rsid="01904382" officeooo:paragraph-rsid="01e7d692"/>
    </style:style>
    <style:style style:name="P76" style:family="paragraph" style:parent-style-name="Text_20_body">
      <style:text-properties style:font-name="NanumGothic" officeooo:rsid="01a862a1" officeooo:paragraph-rsid="01a862a1"/>
    </style:style>
    <style:style style:name="P77" style:family="paragraph" style:parent-style-name="Text_20_body">
      <style:text-properties style:font-name="NanumGothic" fo:font-weight="normal" officeooo:rsid="01b3383c" officeooo:paragraph-rsid="01bb3378" style:font-weight-asian="normal" style:font-weight-complex="normal"/>
    </style:style>
    <style:style style:name="P78" style:family="paragraph" style:parent-style-name="Text_20_body">
      <style:text-properties style:font-name="NanumGothic" fo:font-weight="normal" officeooo:rsid="01d050b9" officeooo:paragraph-rsid="01d64d2c" style:font-weight-asian="normal" style:font-weight-complex="normal"/>
    </style:style>
    <style:style style:name="P79"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80" style:family="paragraph" style:parent-style-name="Text_20_body">
      <style:text-properties style:font-name="NanumGothic" officeooo:rsid="0238a372" officeooo:paragraph-rsid="0238a372"/>
    </style:style>
    <style:style style:name="P81" style:family="paragraph" style:parent-style-name="Text_20_body">
      <style:text-properties style:font-name="NanumGothic" officeooo:rsid="027bf0e2" officeooo:paragraph-rsid="027bf0e2"/>
    </style:style>
    <style:style style:name="P82" style:family="paragraph" style:parent-style-name="Text_20_body">
      <style:text-properties style:font-name="NanumGothic" officeooo:rsid="027bf0e2" officeooo:paragraph-rsid="02a870fe"/>
    </style:style>
    <style:style style:name="P83" style:family="paragraph" style:parent-style-name="Text_20_body">
      <style:text-properties style:font-name="NanumGothic" fo:font-style="italic" fo:font-weight="normal" officeooo:rsid="01da55f4" officeooo:paragraph-rsid="01d64d2c" style:font-style-asian="italic" style:font-weight-asian="normal" style:font-style-complex="italic" style:font-weight-complex="normal"/>
    </style:style>
    <style:style style:name="P84" style:family="paragraph" style:parent-style-name="Text_20_body">
      <style:text-properties style:font-name="NanumGothic" officeooo:rsid="017c379d" officeooo:paragraph-rsid="022db94d"/>
    </style:style>
    <style:style style:name="P85" style:family="paragraph" style:parent-style-name="Text_20_body">
      <style:text-properties style:font-name="NanumGothic" officeooo:rsid="0116c23b" officeooo:paragraph-rsid="022db94d"/>
    </style:style>
    <style:style style:name="P86" style:family="paragraph" style:parent-style-name="Text_20_body">
      <style:text-properties style:font-name="NanumGothic" officeooo:rsid="01069417" officeooo:paragraph-rsid="025dc22a"/>
    </style:style>
    <style:style style:name="P87" style:family="paragraph" style:parent-style-name="Text_20_body">
      <style:text-properties style:font-name="NanumGothic" officeooo:rsid="02a62e5b" officeooo:paragraph-rsid="02a62e5b"/>
    </style:style>
    <style:style style:name="P88" style:family="paragraph" style:parent-style-name="Text_20_body">
      <style:text-properties style:font-name="NanumGothic" officeooo:rsid="02a62e5b" officeooo:paragraph-rsid="02a870fe"/>
    </style:style>
    <style:style style:name="P89" style:family="paragraph" style:parent-style-name="Text_20_body">
      <style:text-properties style:font-name="NanumGothic" officeooo:rsid="02c94e9e" officeooo:paragraph-rsid="02c94e9e"/>
    </style:style>
    <style:style style:name="P90" style:family="paragraph" style:parent-style-name="Text_20_body">
      <style:text-properties style:font-name="NanumGothic" officeooo:rsid="02ced46e" officeooo:paragraph-rsid="02ced46e"/>
    </style:style>
    <style:style style:name="P91" style:family="paragraph" style:parent-style-name="Text_20_body">
      <style:text-properties style:font-name="NanumGothic" officeooo:rsid="00a67b20" officeooo:paragraph-rsid="00a67b20"/>
    </style:style>
    <style:style style:name="P92" style:family="paragraph" style:parent-style-name="Text_20_body">
      <style:text-properties style:font-name="NanumGothic" officeooo:rsid="02e193d2" officeooo:paragraph-rsid="02e54918"/>
    </style:style>
    <style:style style:name="P93" style:family="paragraph" style:parent-style-name="Text_20_body">
      <style:text-properties style:font-name="NanumGothic" officeooo:rsid="02f8ed60" officeooo:paragraph-rsid="02f8ed60"/>
    </style:style>
    <style:style style:name="P94"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95" style:family="paragraph" style:parent-style-name="Text_20_body">
      <style:paragraph-properties fo:break-before="page"/>
      <style:text-properties style:font-name="NanumGothic" officeooo:rsid="02a62e5b" officeooo:paragraph-rsid="02a870fe"/>
    </style:style>
    <style:style style:name="P96" style:family="paragraph" style:parent-style-name="Standard" style:list-style-name="L1">
      <style:text-properties style:font-name="NanumGothic" officeooo:rsid="000c7e88" officeooo:paragraph-rsid="000c7e88"/>
    </style:style>
    <style:style style:name="P97" style:family="paragraph" style:parent-style-name="Standard" style:list-style-name="L1">
      <style:text-properties style:font-name="NanumGothic" officeooo:rsid="001d19b8" officeooo:paragraph-rsid="001d19b8"/>
    </style:style>
    <style:style style:name="P98" style:family="paragraph" style:parent-style-name="Standard" style:list-style-name="L1">
      <style:text-properties style:font-name="NanumGothic" officeooo:rsid="003d3aeb" officeooo:paragraph-rsid="003d3aeb"/>
    </style:style>
    <style:style style:name="P99" style:family="paragraph" style:parent-style-name="Standard" style:list-style-name="L2">
      <style:text-properties style:font-name="NanumGothic" officeooo:rsid="005842a7" officeooo:paragraph-rsid="0114e4e8"/>
    </style:style>
    <style:style style:name="P100" style:family="paragraph" style:parent-style-name="Text_20_body" style:list-style-name="L3">
      <style:text-properties style:font-name="NanumGothic" fo:font-weight="normal" officeooo:rsid="01be433e" officeooo:paragraph-rsid="01cdecfa" style:font-weight-asian="normal" style:font-weight-complex="normal"/>
    </style:style>
    <style:style style:name="P101" style:family="paragraph" style:parent-style-name="Text_20_body" style:list-style-name="L3">
      <style:text-properties style:font-name="NanumGothic" fo:font-weight="normal" officeooo:rsid="01d050b9" officeooo:paragraph-rsid="01d050b9" style:font-weight-asian="normal" style:font-weight-complex="normal"/>
    </style:style>
    <style:style style:name="P102" style:family="paragraph" style:parent-style-name="Text_20_body" style:list-style-name="L4">
      <style:text-properties style:font-name="NanumGothic" officeooo:rsid="006985df" officeooo:paragraph-rsid="018426a0"/>
    </style:style>
    <style:style style:name="P103" style:family="paragraph" style:parent-style-name="Text_20_body" style:list-style-name="L5">
      <style:text-properties style:font-name="NanumGothic" officeooo:rsid="006985df" officeooo:paragraph-rsid="01220201"/>
    </style:style>
    <style:style style:name="P104" style:family="paragraph" style:parent-style-name="Text_20_body" style:list-style-name="L6">
      <style:text-properties style:font-name="NanumGothic" officeooo:rsid="03273c05" officeooo:paragraph-rsid="03273c05"/>
    </style:style>
    <style:style style:name="P105" style:family="paragraph" style:parent-style-name="Text_20_body" style:list-style-name="L6">
      <style:text-properties style:font-name="NanumGothic" officeooo:rsid="0330a959" officeooo:paragraph-rsid="0330a959"/>
    </style:style>
    <style:style style:name="P106" style:family="paragraph" style:parent-style-name="Text_20_body" style:list-style-name="L7">
      <style:text-properties style:font-name="NanumGothic" officeooo:rsid="02e193d2" officeooo:paragraph-rsid="02eb96b4"/>
    </style:style>
    <style:style style:name="P107" style:family="paragraph" style:parent-style-name="Text_20_body" style:list-style-name="L8">
      <style:text-properties style:font-name="NanumGothic" officeooo:rsid="00c6b2e8" officeooo:paragraph-rsid="0165514d"/>
    </style:style>
    <style:style style:name="P108" style:family="paragraph" style:parent-style-name="Text_20_body">
      <style:text-properties style:font-name="NanumGothic" officeooo:rsid="00ddc495" officeooo:paragraph-rsid="02cd3242"/>
    </style:style>
    <style:style style:name="P109" style:family="paragraph" style:parent-style-name="Text_20_body">
      <style:text-properties style:font-name="NanumGothic" officeooo:rsid="00ddc495" officeooo:paragraph-rsid="033b80d9"/>
    </style:style>
    <style:style style:name="P110" style:family="paragraph" style:parent-style-name="Heading_20_1">
      <style:text-properties style:font-name="NanumGothic"/>
    </style:style>
    <style:style style:name="P111" style:family="paragraph" style:parent-style-name="Heading_20_2">
      <style:text-properties style:font-name="NanumGothic"/>
    </style:style>
    <style:style style:name="P112" style:family="paragraph" style:parent-style-name="Heading_20_2">
      <style:text-properties style:font-name="NanumGothic" officeooo:paragraph-rsid="0064ef11"/>
    </style:style>
    <style:style style:name="P113" style:family="paragraph" style:parent-style-name="Heading_20_2" style:list-style-name="">
      <style:text-properties style:font-name="NanumGothic"/>
    </style:style>
    <style:style style:name="P114" style:family="paragraph" style:parent-style-name="Heading_20_2" style:list-style-name=""/>
    <style:style style:name="P115" style:family="paragraph" style:parent-style-name="Heading_20_2" style:list-style-name="">
      <style:text-properties officeooo:rsid="02e193d2" officeooo:paragraph-rsid="02e193d2"/>
    </style:style>
    <style:style style:name="P116" style:family="paragraph" style:parent-style-name="Heading_20_2">
      <style:paragraph-properties fo:break-before="page"/>
    </style:style>
    <style:style style:name="P117" style:family="paragraph" style:parent-style-name="Heading_20_2">
      <style:paragraph-properties fo:break-before="page"/>
      <style:text-properties style:font-name="NanumGothic"/>
    </style:style>
    <style:style style:name="P118" style:family="paragraph" style:parent-style-name="Heading_20_2">
      <style:paragraph-properties fo:break-before="page"/>
      <style:text-properties officeooo:paragraph-rsid="02a870fe"/>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fo:font-weight="bold" officeooo:rsid="02add7d9" style:font-weight-asian="bold" style:font-weight-complex="bold"/>
    </style:style>
    <style:style style:name="T10" style:family="text">
      <style:text-properties officeooo:rsid="00889090"/>
    </style:style>
    <style:style style:name="T11" style:family="text">
      <style:text-properties fo:font-style="italic" style:font-style-asian="italic" style:font-style-complex="italic"/>
    </style:style>
    <style:style style:name="T12" style:family="text">
      <style:text-properties fo:font-style="italic" officeooo:rsid="00889090" style:font-style-asian="italic" style:font-style-complex="italic"/>
    </style:style>
    <style:style style:name="T13" style:family="text">
      <style:text-properties fo:font-style="italic" officeooo:rsid="009a25b5" style:font-style-asian="italic" style:font-style-complex="italic"/>
    </style:style>
    <style:style style:name="T14" style:family="text">
      <style:text-properties fo:font-style="italic" officeooo:rsid="01994344" style:font-style-asian="italic" style:font-style-complex="italic"/>
    </style:style>
    <style:style style:name="T15" style:family="text">
      <style:text-properties fo:font-style="italic" officeooo:rsid="01bb3378" style:font-style-asian="italic" style:font-style-complex="italic"/>
    </style:style>
    <style:style style:name="T16" style:family="text">
      <style:text-properties fo:font-style="italic" officeooo:rsid="0116c23b" style:font-style-asian="italic" style:font-style-complex="italic"/>
    </style:style>
    <style:style style:name="T17" style:family="text">
      <style:text-properties fo:font-style="italic" officeooo:rsid="01cdecfa" style:font-style-asian="italic" style:font-style-complex="italic"/>
    </style:style>
    <style:style style:name="T18" style:family="text">
      <style:text-properties fo:font-style="italic" officeooo:rsid="01904382" style:font-style-asian="italic" style:font-style-complex="italic"/>
    </style:style>
    <style:style style:name="T19" style:family="text">
      <style:text-properties fo:font-style="italic" officeooo:rsid="01dd1034" style:font-style-asian="italic" style:font-style-complex="italic"/>
    </style:style>
    <style:style style:name="T20" style:family="text">
      <style:text-properties fo:font-style="italic" officeooo:rsid="01fbef7a" style:font-style-asian="italic" style:font-style-complex="italic"/>
    </style:style>
    <style:style style:name="T21" style:family="text">
      <style:text-properties fo:font-style="italic" officeooo:rsid="0238a372" style:font-style-asian="italic" style:font-style-complex="italic"/>
    </style:style>
    <style:style style:name="T22" style:family="text">
      <style:text-properties fo:font-style="italic" officeooo:rsid="025dc22a" style:font-style-asian="italic" style:font-style-complex="italic"/>
    </style:style>
    <style:style style:name="T23" style:family="text">
      <style:text-properties fo:font-style="italic" officeooo:rsid="030ec34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1994344" style:font-style-asian="italic" style:font-weight-asian="bold" style:font-style-complex="italic" style:font-weight-complex="bold"/>
    </style:style>
    <style:style style:name="T26" style:family="text">
      <style:text-properties fo:font-style="italic" fo:font-weight="bold" officeooo:rsid="01d81503" style:font-style-asian="italic" style:font-weight-asian="bold" style:font-style-complex="italic" style:font-weight-complex="bold"/>
    </style:style>
    <style:style style:name="T27" style:family="text">
      <style:text-properties officeooo:rsid="00a4224c"/>
    </style:style>
    <style:style style:name="T28" style:family="text">
      <style:text-properties officeooo:rsid="00acbfd7"/>
    </style:style>
    <style:style style:name="T29" style:family="text">
      <style:text-properties officeooo:rsid="00c3786d"/>
    </style:style>
    <style:style style:name="T30" style:family="text">
      <style:text-properties officeooo:rsid="00ddc495"/>
    </style:style>
    <style:style style:name="T31" style:family="text">
      <style:text-properties officeooo:rsid="0104b269"/>
    </style:style>
    <style:style style:name="T32" style:family="text">
      <style:text-properties officeooo:rsid="0116c23b"/>
    </style:style>
    <style:style style:name="T33" style:family="text">
      <style:text-properties officeooo:rsid="01182fd1"/>
    </style:style>
    <style:style style:name="T34" style:family="text">
      <style:text-properties officeooo:rsid="01220201"/>
    </style:style>
    <style:style style:name="T35" style:family="text">
      <style:text-properties officeooo:rsid="01227ba2"/>
    </style:style>
    <style:style style:name="T36" style:family="text">
      <style:text-properties officeooo:rsid="01254ba4"/>
    </style:style>
    <style:style style:name="T37" style:family="text">
      <style:text-properties officeooo:rsid="01263aa1"/>
    </style:style>
    <style:style style:name="T38" style:family="text">
      <style:text-properties officeooo:rsid="015af6b0"/>
    </style:style>
    <style:style style:name="T39" style:family="text">
      <style:text-properties officeooo:rsid="015e86fb"/>
    </style:style>
    <style:style style:name="T40" style:family="text">
      <style:text-properties officeooo:rsid="018d3bed"/>
    </style:style>
    <style:style style:name="T41" style:family="text">
      <style:text-properties officeooo:rsid="01994344"/>
    </style:style>
    <style:style style:name="T42" style:family="text">
      <style:text-properties officeooo:rsid="01be433e"/>
    </style:style>
    <style:style style:name="T43" style:family="text">
      <style:text-properties fo:font-style="normal" officeooo:rsid="0238a372" style:font-style-asian="normal" style:font-style-complex="normal"/>
    </style:style>
    <style:style style:name="T44" style:family="text">
      <style:text-properties officeooo:rsid="01c9ce80"/>
    </style:style>
    <style:style style:name="T45" style:family="text">
      <style:text-properties officeooo:rsid="01cdecfa"/>
    </style:style>
    <style:style style:name="T46" style:family="text">
      <style:text-properties officeooo:rsid="01d9a1b0"/>
    </style:style>
    <style:style style:name="T47" style:family="text">
      <style:text-properties officeooo:rsid="01dd1034"/>
    </style:style>
    <style:style style:name="T48" style:family="text">
      <style:text-properties officeooo:rsid="01f5aea3"/>
    </style:style>
    <style:style style:name="T49" style:family="text">
      <style:text-properties officeooo:rsid="01fbef7a"/>
    </style:style>
    <style:style style:name="T50" style:family="text">
      <style:text-properties officeooo:rsid="0238a372"/>
    </style:style>
    <style:style style:name="T51" style:family="text">
      <style:text-properties officeooo:rsid="024cf979"/>
    </style:style>
    <style:style style:name="T52" style:family="text">
      <style:text-properties officeooo:rsid="025dc22a"/>
    </style:style>
    <style:style style:name="T53" style:family="text">
      <style:text-properties officeooo:rsid="0298dac7"/>
    </style:style>
    <style:style style:name="T54" style:family="text">
      <style:text-properties officeooo:rsid="029a5411"/>
    </style:style>
    <style:style style:name="T55" style:family="text">
      <style:text-properties officeooo:rsid="02a870fe"/>
    </style:style>
    <style:style style:name="T56" style:family="text">
      <style:text-properties officeooo:rsid="02add7d9"/>
    </style:style>
    <style:style style:name="T57" style:family="text">
      <style:text-properties officeooo:rsid="02b5ed9d"/>
    </style:style>
    <style:style style:name="T58" style:family="text">
      <style:text-properties officeooo:rsid="02bdb286"/>
    </style:style>
    <style:style style:name="T59" style:family="text">
      <style:text-properties officeooo:rsid="02ced46e"/>
    </style:style>
    <style:style style:name="T60" style:family="text">
      <style:text-properties officeooo:rsid="02d61832"/>
    </style:style>
    <style:style style:name="T61" style:family="text">
      <style:text-properties officeooo:rsid="030ec340"/>
    </style:style>
    <style:style style:name="T62" style:family="text">
      <style:text-properties officeooo:rsid="032d89f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GHFU API DOCUMENTATION</text:h>
      <text:p text:style-name="P1">This document <text:span text:style-name="T1">serves as an informal documentation to the GHFU API between Martin’s front-end and JERM Technology’s Backend.</text:span></text:p>
      <text:p text:style-name="P1"/>
      <text:h text:style-name="P111" text:outline-level="2">Server Address:</text:h>
      <text:list xml:id="list4859432605791056236" text:style-name="L1">
        <text:list-item>
          <text:p text:style-name="P96">IP: <text:span text:style-name="T2">xxxx</text:span>:<text:span text:style-name="T2">xxxx:xxxx:xxxx</text:span></text:p>
        </text:list-item>
        <text:list-item>
          <text:p text:style-name="P97">Port: YYYYY</text:p>
        </text:list-item>
        <text:list-item>
          <text:p text:style-name="P98">Protocol: http (https in deployment)</text:p>
        </text:list-item>
      </text:list>
      <text:p text:style-name="P2"/>
      <text:h text:style-name="P111" text:outline-level="2">Data format</text:h>
      <text:p text:style-name="P3">All data communication within the API will be via JSON. <text:span text:style-name="T10">The only exception is when the request is made from an unknown IP, in which case a simple message </text:span><text:span text:style-name="T12">“You are not authori</text:span><text:span text:style-name="T13">s</text:span><text:span text:style-name="T12">ed to access this server!”</text:span><text:span text:style-name="T10"> and error code 401 will be returned</text:span></text:p>
      <text:p text:style-name="P4"/>
      <text:h text:style-name="P110" text:outline-level="1">API-URLS</text:h>
      <text:h text:style-name="P112" text:outline-level="2">/<text:span text:style-name="T3">test</text:span></text:h>
      <text:p text:style-name="P5">Request JSON: None</text:p>
      <text:p text:style-name="P5"/>
      <text:p text:style-name="P6">Reply JSON: {"status": STRING}</text:p>
      <text:list xml:id="list48482252630982138" text:style-name="L2">
        <text:list-item>
          <text:p text:style-name="P99">The STRING should be "Server is up!"</text:p>
        </text:list-item>
      </text:list>
      <text:p text:style-name="P7"/>
      <text:h text:style-name="P113" text:outline-level="2"/>
      <text:h text:style-name="P116" text:outline-level="2">/<text:span text:style-name="T40">transaction_status</text:span></text:h>
      <text:p text:style-name="P70">Request JSON: {<text:span text:style-name="T32">"</text:span>code<text:span text:style-name="T32">":</text:span>STRING}</text:p>
      <text:p text:style-name="P73">Reply JSON: {</text:p>
      <text:p text:style-name="P75"><text:span text:style-name="T32"><text:tab/>"</text:span>status<text:span text:style-name="T32">":</text:span>BOOL, </text:p>
      <text:p text:style-name="P75"><text:span text:style-name="T32"><text:tab/>"</text:span>log<text:span text:style-name="T32">":</text:span>STRING, </text:p>
      <text:p text:style-name="P74"><text:tab/>[opt] <text:span text:style-name="T32">"</text:span>new-code<text:span text:style-name="T32">":</text:span>STRING, </text:p>
      <text:p text:style-name="P74"><text:tab/>[opt] <text:span text:style-name="T32">"</text:span>id<text:span text:style-name="T32">":</text:span>INT</text:p>
      <text:p text:style-name="P71">}</text:p>
      <text:p text:style-name="P71"/>
      <text:p text:style-name="P72"><text:span text:style-name="T5">Explanation</text:span>: <text:span text:style-name="T41">The last two keys (</text:span><text:span text:style-name="T14">new-code</text:span><text:span text:style-name="T41"> and </text:span><text:span text:style-name="T14">id</text:span><text:span text:style-name="T41">) are optional; </text:span><text:span text:style-name="T14">new-code</text:span><text:span text:style-name="T41"> is present if the transaction was successful and so </text:span><text:span text:style-name="T14">"</text:span><text:span text:style-name="T11">status</text:span><text:span text:style-name="T16">"</text:span><text:span text:style-name="T32"> <text:s/>is </text:span><text:span text:style-name="T25">true</text:span><text:span text:style-name="T41">. </text:span><text:span text:style-name="T14">id</text:span><text:span text:style-name="T41"> is only present if the query that initiated the transaction in question was </text:span><text:span text:style-name="T14">/register</text:span><text:span text:style-name="T41">.</text:span></text:p>
      <text:p text:style-name="P76"><text:span text:style-name="T5">When is </text:span><text:span text:style-name="T6">this </text:span><text:span text:style-name="T5">url called?</text:span></text:p>
      <text:p text:style-name="P77">Whenever a call is made to any url involving a fund-transfer (<text:span text:style-name="T15">/buy_package, /invest, /register, /transfer_funds</text:span>), <text:span text:style-name="T42">there are two types of replies that may be returned;</text:span></text:p>
      <text:list xml:id="list559226832547190457" text:style-name="L3">
        <text:list-item>
          <text:p text:style-name="P100"><text:span text:style-name="T5">{"status": true, "code": STRING, "log": ""}</text:span>: This is returned when the query had no errors. In this case, the system initiates a funds-transfer from the client’s mobile phone or from the GHFU Jpesa account to the client’s Jpesa account (<text:span text:style-name="T44">only for </text:span><text:span text:style-name="T11">/transfer_funds</text:span>). When the system initiates the fund-transfer, it creates a unique code to be used to get the progress <text:span text:style-name="T45">of the transaction. This code is what will be passed to </text:span><text:span text:style-name="T17">/transaction_status</text:span><text:span text:style-name="T45"> to inquire about the progress of the transaction (finished, failed, pending,…). Typically, one should check the progress of a transaction every 5 seconds.</text:span></text:p>
        </text:list-item>
        <text:list-item>
          <text:p text:style-name="P101"><text:span text:style-name="T5">{"status": false, "log":STRING}</text:span>: This is returned when there was an error in the query thus no transaction was initiated by the system. In this case (as always when <text:span text:style-name="T14">"</text:span><text:span text:style-name="T18">status</text:span><text:span text:style-name="T16">"</text:span><text:span text:style-name="T32"> </text:span><text:s/>is <text:span text:style-name="T24">false</text:span>), refer to <text:span text:style-name="T14">"</text:span><text:span text:style-name="T11">log</text:span><text:span text:style-name="T16">"</text:span>.</text:p>
        </text:list-item>
      </text:list>
      <text:p text:style-name="P78"><text:span text:style-name="T5">Why do we need </text:span><text:span text:style-name="T7">&lt;</text:span><text:span text:style-name="T24">new-code</text:span><text:span text:style-name="T26">&gt;</text:span><text:span text:style-name="T5">?</text:span> </text:p>
      <text:p text:style-name="P78">In cases like when registering a new member, its very likely that you will need a code to give the new member to feed into the accounts system in order to activate their account. In fact, the new code can even act as <text:span text:style-name="T46">the</text:span> new member’s preliminary password. Do whatever you please with <text:span text:style-name="T11">new-code</text:span></text:p>
      <text:p text:style-name="P83"/>
      <text:p text:style-name="P79"><text:span text:style-name="T5">NB</text:span>: If the reply is not <text:span text:style-name="T11">{"status": false, "log": "pending"}</text:span>, the <text:span text:style-name="T47">transaction code is flushed from the system as the transaction failed for some reason (eg client din’t to pay) or the transaction was successful. An attempt to query about the progress of this transaction will result in a reply of </text:span><text:span text:style-name="T19">{"status": false, "log": "your code is not in the system"}</text:span></text:p>
      <text:h text:style-name="P117" text:outline-level="2">/register</text:h>
      <text:p text:style-name="P8">Request JSON: <text:s/></text:p>
      <text:p text:style-name="P8"><text:tab/>{</text:p>
      <text:p text:style-name="P9"><text:tab/><text:tab/><text:span text:style-name="T32">"</text:span>uplink<text:span text:style-name="T32">"</text:span>: INT, </text:p>
      <text:p text:style-name="P9"><text:tab/><text:tab/><text:span text:style-name="T32">"</text:span>names<text:span text:style-name="T32">"</text:span>: STRING, </text:p>
      <text:p text:style-name="P9"><text:tab/><text:tab/><text:span text:style-name="T32">"</text:span>deposit<text:span text:style-name="T32">"</text:span>: FLOAT,</text:p>
      <text:p text:style-name="P11"><text:tab/><text:tab/><text:span text:style-name="T32">"number":STRING,</text:span></text:p>
      <text:p text:style-name="P8"><text:tab/>}</text:p>
      <text:list xml:id="list7749101024923090998" text:style-name="L4">
        <text:list-item>
          <text:p text:style-name="P102">eg {<text:span text:style-name="T33">"</text:span>uplink<text:span text:style-name="T33">"</text:span>: 3, <text:span text:style-name="T33">"</text:span>names<text:span text:style-name="T33">"</text:span>: <text:span text:style-name="T33">"</text:span>Glayn Bukman<text:span text:style-name="T33">"</text:span>, “deposit<text:span text:style-name="T33">"</text:span>: 1350, <text:span text:style-name="T32">"number":"0701173049"</text:span>}</text:p>
        </text:list-item>
      </text:list>
      <text:p text:style-name="P10"/>
      <text:p text:style-name="P12">Reply JSON: <text:span text:style-name="T49">see </text:span><text:span text:style-name="T20">/transaction_status</text:span><text:span text:style-name="T49"> about this</text:span></text:p>
      <text:list xml:id="list448069676351255773" text:style-name="L5">
        <text:list-item>
          <text:p text:style-name="P103">If <text:span text:style-name="T34">"</text:span>id<text:span text:style-name="T34">"</text:span> is 0, error occurred, refer to <text:span text:style-name="T34">"</text:span>log<text:span text:style-name="T34">"</text:span> about the error details. Otherwise, the new account created has ID <text:span text:style-name="T34">"</text:span>id<text:span text:style-name="T34">"</text:span> and will from this point on be addressed by this returned ID</text:p>
        </text:list-item>
      </text:list>
      <text:p text:style-name="P18"><text:span text:style-name="T5">NB</text:span>: In request JSON, <text:span text:style-name="T35">"</text:span>uplink<text:span text:style-name="T35">"</text:span> refers to the new account uplink’s <text:span text:style-name="T4">account </text:span>ID <text:span text:style-name="T48">and </text:span><text:s/><text:span text:style-name="T32">"number" is the phone number (MTN or Airtel) from which the funds are going to be deducted.</text:span></text:p>
      <text:p text:style-name="P18"/>
      <text:p text:style-name="P93">If <text:span text:style-name="T11">deposit==0</text:span>, then consumer account is being created. <text:span text:style-name="T61">This is done when adding consumer accounts such as the case with tenants. Consumers can upgrade their accounts to system-accounts later if they want to join the system officially. Also, when </text:span><text:span text:style-name="T23">deposit==0</text:span><text:span text:style-name="T61">, no transaction code will be returned on success as there is no transaction will be conducted. This means that the reply when </text:span><text:span text:style-name="T23">deposit==0</text:span><text:span text:style-name="T61"> is either;</text:span></text:p>
      <text:list xml:id="list8293123428311120211" text:style-name="L6">
        <text:list-item>
          <text:p text:style-name="P104">{<text:span text:style-name="T35">"</text:span>id<text:span text:style-name="T35">":0</text:span>, <text:span text:style-name="T35">"</text:span>log<text:span text:style-name="T35">":</text:span>STRING}: <text:span text:style-name="T62">error occurred. Refer to log</text:span></text:p>
        </text:list-item>
        <text:list-item>
          <text:p text:style-name="P105">{<text:span text:style-name="T35">"id":</text:span>INT<text:span text:style-name="T35">, "log":""</text:span>}: account creation was sucessfull</text:p>
        </text:list-item>
      </text:list>
      <text:p text:style-name="P17"/>
      <text:h text:style-name="P113" text:outline-level="2"/>
      <text:h text:style-name="P117" text:outline-level="2">/details</text:h>
      <text:p text:style-name="P19">Request JSON: <text:span text:style-name="T27">{"id": INT}</text:span></text:p>
      <text:p text:style-name="P20"/>
      <text:p text:style-name="P20">Reply JSON: depends;</text:p>
      <text:p text:style-name="P21"><text:tab/>If reply contains the key <text:span text:style-name="T36">"</text:span>log<text:span text:style-name="T36">"</text:span>, error <text:span text:style-name="T37">occurred</text:span>, refer to the log otherwise, the reply will be in the format:</text:p>
      <text:p text:style-name="P22"><text:s text:c="8"/>{</text:p>
      <text:p text:style-name="P22"><text:s text:c="12"/>"names": <text:span text:style-name="T28">STRING</text:span>,</text:p>
      <text:p text:style-name="P22"><text:s text:c="12"/>"id": <text:span text:style-name="T28">INT</text:span>,</text:p>
      <text:p text:style-name="P22"><text:s text:c="12"/>"uplink": <text:span text:style-name="T28">STRING,</text:span></text:p>
      <text:p text:style-name="P22"><text:s text:c="12"/>"pv": <text:span text:style-name="T28">FLOAT</text:span>,</text:p>
      <text:p text:style-name="P22"><text:s text:c="12"/>"total_returns": <text:span text:style-name="T28">FLOAT</text:span>,</text:p>
      <text:p text:style-name="P22"><text:s text:c="12"/>"available_balance": <text:span text:style-name="T28">FLOAT</text:span>,</text:p>
      <text:p text:style-name="P22"><text:s text:c="12"/>"total_redeems": <text:span text:style-name="T28">FLOAT</text:span>,</text:p>
      <text:p text:style-name="P24"><text:s text:c="12"/>"commissions": [</text:p>
      <text:p text:style-name="P24"><text:tab/><text:tab/>[</text:p>
      <text:p text:style-name="P24"><text:tab/><text:tab/><text:tab/><text:span text:style-name="T54">STRING date,</text:span></text:p>
      <text:p text:style-name="P24"><text:span text:style-name="T28"><text:tab/><text:tab/><text:tab/>FLOAT</text:span> amount, </text:p>
      <text:p text:style-name="P24"><text:span text:style-name="T28"><text:tab/><text:tab/><text:tab/>STRING</text:span> reason</text:p>
      <text:p text:style-name="P24"><text:tab/><text:tab/>],</text:p>
      <text:p text:style-name="P24"><text:tab/><text:tab/><text:tab/>. . .</text:p>
      <text:p text:style-name="P24"><text:tab/><text:tab/>],</text:p>
      <text:p text:style-name="P23"><text:s text:c="12"/>"leg_volumes": [</text:p>
      <text:p text:style-name="P23"><text:span text:style-name="T28"><text:tab/><text:tab/>FLOAT</text:span> leg-1-volume, </text:p>
      <text:p text:style-name="P23"><text:span text:style-name="T28"><text:tab/><text:tab/>FLOAT</text:span> leg-2-volume, </text:p>
      <text:p text:style-name="P23"><text:span text:style-name="T28"><text:tab/><text:tab/>FLOAT</text:span> leg-3-volume</text:p>
      <text:p text:style-name="P23"><text:tab/><text:tab/>],</text:p>
      <text:p text:style-name="P23"><text:s text:c="12"/>"investments": [</text:p>
      <text:p text:style-name="P23"><text:tab/><text:tab/>[</text:p>
      <text:p text:style-name="P23"><text:span text:style-name="T28"><text:tab/><text:tab/>STRING</text:span> date, </text:p>
      <text:p text:style-name="P23"><text:tab/><text:tab/><text:span text:style-name="T28">FLOAT</text:span> points, </text:p>
      <text:p text:style-name="P23"><text:soft-page-break/><text:tab/><text:tab/><text:span text:style-name="T28">STRING</text:span> package, </text:p>
      <text:p text:style-name="P23"><text:tab/><text:tab/><text:span text:style-name="T28">INT</text:span> package id, </text:p>
      <text:p text:style-name="P23"><text:tab/><text:tab/><text:span text:style-name="T28">INT</text:span> months_returned, </text:p>
      <text:p text:style-name="P23"><text:tab/><text:tab/><text:span text:style-name="T28">FLOAT </text:span>returns,</text:p>
      <text:p text:style-name="P23"><text:tab/><text:tab/><text:span text:style-name="T53">FLOAT total_returns_at_investment_creation</text:span></text:p>
      <text:p text:style-name="P23"><text:tab/><text:tab/>],</text:p>
      <text:p text:style-name="P23"><text:tab/><text:tab/><text:tab/>. . .</text:p>
      <text:p text:style-name="P23"><text:tab/><text:tab/>],</text:p>
      <text:p text:style-name="P22"><text:s text:c="12"/>"direct_children": [<text:span text:style-name="T28">STRING</text:span> child1_names, <text:span text:style-name="T28">STRING</text:span> child2_names, .....] ,</text:p>
      <text:p text:style-name="P25"><text:tab/> <text:span text:style-name="T58">"withdraws":[ [STRING date, FLOAT amount], .…],</text:span></text:p>
      <text:p text:style-name="P89"><text:s text:c="12"/>"creation-date": STRING,</text:p>
      <text:p text:style-name="P89"><text:s text:c="12"/>"first-month-pv": FLOAT</text:p>
      <text:p text:style-name="P26">}</text:p>
      <text:p text:style-name="P91"/>
      <text:p text:style-name="P92"><text:span text:style-name="T5">NB</text:span>: If account is a consumer_account (eg tenant and not an official member yet), then only the following are returned; </text:p>
      <text:list xml:id="list7728900960761144540" text:style-name="L7">
        <text:list-item>
          <text:p text:style-name="P106">withdraws</text:p>
        </text:list-item>
        <text:list-item>
          <text:p text:style-name="P106">creation-date</text:p>
        </text:list-item>
        <text:list-item>
          <text:p text:style-name="P106">pv</text:p>
        </text:list-item>
        <text:list-item>
          <text:p text:style-name="P106">commissions</text:p>
        </text:list-item>
        <text:list-item>
          <text:p text:style-name="P106">id</text:p>
        </text:list-item>
        <text:list-item>
          <text:p text:style-name="P106">available_balance</text:p>
        </text:list-item>
        <text:list-item>
          <text:p text:style-name="P106">total_returns</text:p>
        </text:list-item>
        <text:list-item>
          <text:p text:style-name="P106">names</text:p>
        </text:list-item>
        <text:list-item>
          <text:p text:style-name="P106">uplink</text:p>
        </text:list-item>
        <text:list-item>
          <text:p text:style-name="P106">total_redeems</text:p>
        </text:list-item>
      </text:list>
      <text:h text:style-name="P115" text:outline-level="2"/>
      <text:h text:style-name="P116" text:outline-level="2">/buy_package</text:h>
      <text:p text:style-name="P27">Request JSON: </text:p>
      <text:p text:style-name="P27"><text:tab/>{</text:p>
      <text:p text:style-name="P62"><text:tab/><text:tab/>"id": INT, </text:p>
      <text:p text:style-name="P63"><text:tab/><text:tab/>"amount": <text:span text:style-name="T59">INT,</text:span></text:p>
      <text:p text:style-name="P13"><text:tab/><text:tab/><text:span text:style-name="T32">"number":STRING,</text:span></text:p>
      <text:p text:style-name="P27"><text:tab/>}</text:p>
      <text:p text:style-name="P28"/>
      <text:p text:style-name="P30">Reply JSON: <text:span text:style-name="T49">see </text:span><text:span text:style-name="T20">/transaction_status</text:span><text:span text:style-name="T49"> about this</text:span></text:p>
      <text:p text:style-name="P34"/>
      <text:p text:style-name="P38"><text:span text:style-name="T5">NB</text:span>: </text:p>
      <text:p text:style-name="P84">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p>
      <text:p text:style-name="P85">"number" is the phone number (MTN or Airtel) from which the funds are going to be deducted</text:p>
      <text:p text:style-name="P90"><text:span text:style-name="T11">amount</text:span> <text:span text:style-name="T60">is in UGX (hence why its INT and not FLOAT).</text:span></text:p>
      <text:h text:style-name="P114" text:outline-level="2"/>
      <text:h text:style-name="P116" text:outline-level="2">/data_constants</text:h>
      <text:p text:style-name="P42">Request JSON: <text:span text:style-name="T30">None</text:span></text:p>
      <text:p text:style-name="P43"/>
      <text:p text:style-name="P43">Reply JSON: depends;</text:p>
      <text:p text:style-name="P43"><text:tab/>If empty ({}), then error occurred. Otherwise, reply will be in format;</text:p>
      <text:p text:style-name="P43"><text:tab/>{</text:p>
      <text:p text:style-name="P43"><text:tab/> <text:s text:c="3"/>"point-factor": FLOAT,</text:p>
      <text:p text:style-name="P43"><text:tab/> <text:s text:c="3"/>"payment-day": <text:span text:style-name="T51">INT</text:span>,</text:p>
      <text:p text:style-name="P43"><text:tab/> <text:s text:c="3"/>"account-creation-fee": FLOAT,</text:p>
      <text:p text:style-name="P43"><text:tab/> <text:s text:c="3"/>"annual-subscription-fee": FLOAT,</text:p>
      <text:p text:style-name="P43"><text:tab/> <text:s text:c="3"/>"operations-fee": FLOAT,</text:p>
      <text:p text:style-name="P43"><text:tab/> <text:s text:c="3"/>"minimum-investment": FLOAT,</text:p>
      <text:p text:style-name="P43"><text:tab/> <text:s text:c="3"/>"maximum-investment": FLOAT,</text:p>
      <text:p text:style-name="P46"><text:tab/> <text:s text:c="3"/><text:span text:style-name="T50">"last-investment-day": INT,</text:span></text:p>
      <text:p text:style-name="P46"><text:tab/> <text:s text:c="3"/><text:span text:style-name="T50">"exchange-rate": INT,</text:span></text:p>
      <text:p text:style-name="P46"><text:tab/> <text:s text:c="3"/><text:span text:style-name="T50">"withdraw-charge": FLOAT,</text:span></text:p>
      <text:p text:style-name="P46"><text:tab/> <text:s text:c="3"/><text:span text:style-name="T50">"rate-inflate": INT,</text:span></text:p>
      <text:p text:style-name="P48"><text:tab/> <text:s text:c="3"/><text:span text:style-name="T50">"minimum-withdraw": INT,</text:span></text:p>
      <text:p text:style-name="P108"><text:tab/> <text:s text:c="3"/><text:span text:style-name="T50">"available-investments": INT,</text:span></text:p>
      <text:p text:style-name="P109"><text:tab/> <text:s text:c="3"/><text:span text:style-name="T50">"number_of_withdraws": INT</text:span></text:p>
      <text:p text:style-name="P43"><text:tab/>}</text:p>
      <text:p text:style-name="P80"/>
      <text:p text:style-name="P47"><text:span text:style-name="T8">last-investment-day</text:span><text:span text:style-name="T50">: The day in a month beyond which GHFU does not take new investments from clients. Typically, this value is set to 5</text:span></text:p>
      <text:p text:style-name="P46"><text:span text:style-name="T8">withdraw-charge</text:span><text:span text:style-name="T50">: the % GHFU charges clients when they redeem points from the system</text:span></text:p>
      <text:p text:style-name="P46"><text:span text:style-name="T8">exchange-rate</text:span><text:span text:style-name="T50">: the dollar equivalent used for converting the USD to UGX in the system. An example is 3650.</text:span></text:p>
      <text:p text:style-name="P46"><text:span text:style-name="T8">rate-inflate</text:span><text:span text:style-name="T50">: A value used to twist the </text:span><text:span text:style-name="T21">exchange-rate</text:span><text:span text:style-name="T50"> depending on whether the client is paying GHFU or redeeming funds from GHFU. When GHFU is getting a payment from the client, the actual exchange-rate used is <text:s/></text:span><text:span text:style-name="T21">exchange-rate + rate-inflate</text:span><text:span text:style-name="T43">. </text:span><text:soft-page-break/><text:span text:style-name="T43">However, if GHFU is paying a client (client is redeeming funds), the actual exchange-rate used is <text:s/></text:span><text:span text:style-name="T21">exchange-rate – rate-inflate</text:span><text:span text:style-name="T43">. This value is typically 50 shillings</text:span></text:p>
      <text:h text:style-name="P116" text:outline-level="2">/set_data_constants</text:h>
      <text:p text:style-name="P49">Request JSON: </text:p>
      <text:p text:style-name="P44"><text:tab/>{</text:p>
      <text:p text:style-name="P44"><text:tab/> <text:s text:c="3"/>"point-factor": FLOAT,</text:p>
      <text:p text:style-name="P44"><text:tab/> <text:s text:c="3"/>"payment-day": FLOAT,</text:p>
      <text:p text:style-name="P44"><text:tab/>…</text:p>
      <text:p text:style-name="P44"><text:tab/>}</text:p>
      <text:p text:style-name="P50"/>
      <text:p text:style-name="P50">Reply JSON:</text:p>
      <text:p text:style-name="P45"><text:tab/>{</text:p>
      <text:p text:style-name="P45"><text:tab/> <text:s text:c="3"/>"point-factor": <text:span text:style-name="T31">BOOL</text:span>,</text:p>
      <text:p text:style-name="P45"><text:tab/> <text:s text:c="3"/>"payment-day": <text:span text:style-name="T31">BOOL</text:span>,</text:p>
      <text:p text:style-name="P45"><text:tab/>...</text:p>
      <text:p text:style-name="P45"><text:tab/>}</text:p>
      <text:p text:style-name="P51"/>
      <text:p text:style-name="P52"><text:span text:style-name="T5">NB</text:span>: </text:p>
      <text:p text:style-name="P86">Any number of constants may be omitted in the request JSON. That way, you can even set one constant. Also for any constant NOT in the known list of constants, its corresponding value will be “false” in the reply JSON.</text:p>
      <text:p text:style-name="P53"><text:span text:style-name="T52">For a full list of constants, see <text:s/></text:span><text:span text:style-name="T22">/data_constants</text:span></text:p>
      <text:p text:style-name="P50"/>
      <text:h text:style-name="P114" text:outline-level="2"/>
      <text:h text:style-name="P116" text:outline-level="2">/invest</text:h>
      <text:p text:style-name="P54">Request JSON: </text:p>
      <text:p text:style-name="P64"><text:tab/>{</text:p>
      <text:p text:style-name="P55"><text:tab/><text:tab/>"id": INT,</text:p>
      <text:p text:style-name="P55"><text:tab/><text:tab/>"amount": FLOAT,</text:p>
      <text:p text:style-name="P14"><text:tab/><text:tab/><text:span text:style-name="T32">"number":STRING,</text:span></text:p>
      <text:p text:style-name="P65"><text:tab/>}</text:p>
      <text:p text:style-name="P31"/>
      <text:p text:style-name="P31">Reply JSON: <text:span text:style-name="T49">see </text:span><text:span text:style-name="T20">/transaction_status</text:span><text:span text:style-name="T49"> about this</text:span></text:p>
      <text:p text:style-name="P36"/>
      <text:p text:style-name="P39"><text:span text:style-name="T5">NB</text:span>: <text:span text:style-name="T32">"number" is the phone number (MTN or Airtel) from which the funds are going to be deducted</text:span></text:p>
      <text:p text:style-name="P39"/>
      <text:h text:style-name="P116" text:outline-level="2">/auto-refills</text:h>
      <text:p text:style-name="P58">Request JSON:</text:p>
      <text:p text:style-name="P68">{</text:p>
      <text:p text:style-name="P58"><text:tab/><text:span text:style-name="T38">"data":</text:span></text:p>
      <text:p text:style-name="P68"><text:tab/>[</text:p>
      <text:p text:style-name="P68"><text:tab/><text:tab/>[FLOAT points, FLOAT %],</text:p>
      <text:p text:style-name="P68"><text:tab/><text:tab/>[FLOAT points, FLOAT %],</text:p>
      <text:p text:style-name="P68"><text:tab/><text:tab/>. . .<text:tab/></text:p>
      <text:p text:style-name="P68"><text:tab/>]</text:p>
      <text:p text:style-name="P58"><text:span text:style-name="T38">}</text:span> </text:p>
      <text:p text:style-name="P58"/>
      <text:p text:style-name="P60">eg </text:p>
      <text:p text:style-name="P69">{</text:p>
      <text:p text:style-name="P59"><text:tab/><text:span text:style-name="T38">"data":</text:span></text:p>
      <text:p text:style-name="P69"><text:tab/>[</text:p>
      <text:p text:style-name="P69"><text:tab/><text:tab/>[375, 59],</text:p>
      <text:p text:style-name="P69"><text:tab/><text:tab/>[250, 49],</text:p>
      <text:p text:style-name="P59"><text:tab/><text:tab/><text:span text:style-name="T39">[125, 68]</text:span></text:p>
      <text:p text:style-name="P69"><text:tab/>]</text:p>
      <text:p text:style-name="P59"><text:span text:style-name="T38">}</text:span> </text:p>
      <text:p text:style-name="P60"/>
      <text:p text:style-name="P29">Reply JSON: <text:span text:style-name="T29">{"status": BOOL, "log": STRING}</text:span></text:p>
      <text:list xml:id="list7674833441491127282" text:style-name="L8">
        <text:list-item>
          <text:p text:style-name="P107">If <text:span text:style-name="T29">"status" </text:span>is “false”, error occurred, refer to <text:span text:style-name="T29">"log"</text:span></text:p>
        </text:list-item>
      </text:list>
      <text:p text:style-name="P35"/>
      <text:p text:style-name="P61"><text:span text:style-name="T5">NB</text:span>: This URL should be called atleast 2 days before the payment day as the auto-refill percentages for that month are set here!</text:p>
      <text:p text:style-name="P61"/>
      <text:h text:style-name="P116" text:outline-level="2">/transfer_funds</text:h>
      <text:p text:style-name="P81">Request JSON:</text:p>
      <text:p text:style-name="P66"><text:tab/>{</text:p>
      <text:p text:style-name="P56"><text:tab/><text:tab/>"id": INT,</text:p>
      <text:p text:style-name="P56"><text:tab/><text:tab/>"amount": FLOAT,</text:p>
      <text:p text:style-name="P15"><text:tab/><text:tab/><text:span text:style-name="T32">"email":STRING,</text:span></text:p>
      <text:p text:style-name="P66"><text:tab/>}</text:p>
      <text:p text:style-name="P32"/>
      <text:p text:style-name="P32">Reply JSON: <text:span text:style-name="T49">see </text:span><text:span text:style-name="T20">/transaction_status</text:span><text:span text:style-name="T49"> about this</text:span></text:p>
      <text:p text:style-name="P37"/>
      <text:p text:style-name="P40"><text:span text:style-name="T5">NB</text:span>: <text:span text:style-name="T32">"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40"/>
      <text:p text:style-name="P87">This url is used to transfer funds to a Jpesa account</text:p>
      <text:p text:style-name="P87"/>
      <text:h text:style-name="P118" text:outline-level="2">/transfer_funds_<text:span text:style-name="T57">to_mobile_money</text:span></text:h>
      <text:p text:style-name="P82">Request JSON:</text:p>
      <text:p text:style-name="P67"><text:tab/>{</text:p>
      <text:p text:style-name="P57"><text:tab/><text:tab/>"id": INT,</text:p>
      <text:p text:style-name="P57"><text:tab/><text:tab/>"amount": FLOAT,</text:p>
      <text:p text:style-name="P16"><text:tab/><text:tab/><text:span text:style-name="T32">"number":STRING,</text:span></text:p>
      <text:p text:style-name="P67"><text:tab/>}</text:p>
      <text:p text:style-name="P33"/>
      <text:p text:style-name="P33">Reply JSON: <text:span text:style-name="T49">see </text:span><text:span text:style-name="T20">/transaction_status</text:span><text:span text:style-name="T49"> about this</text:span></text:p>
      <text:p text:style-name="P41"/>
      <text:p text:style-name="P88"><text:span text:style-name="T9">NB</text:span><text:span text:style-name="T56">: </text:span>This url is used to transfer funds to a <text:span text:style-name="T55">mobile-money account (MTN or Airtel)</text:span></text:p>
      <text:p text:style-name="P95"/>
      <text:p text:style-name="P94">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18T12:26:53.809984290</dc:date>
    <meta:editing-duration>P1DT16H41M33S</meta:editing-duration>
    <meta:editing-cycles>199</meta:editing-cycles>
    <meta:generator>LibreOffice/5.1.6.2$Linux_X86_64 LibreOffice_project/10m0$Build-2</meta:generator>
    <meta:document-statistic meta:table-count="0" meta:image-count="0" meta:object-count="0" meta:page-count="15" meta:paragraph-count="200" meta:word-count="1323" meta:character-count="8561" meta:non-whitespace-character-count="7046"/>
  </office:meta>
</office:document-meta>
</file>